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5.68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48.12mm" svg:height="142.64mm" svg:x="19.51mm" svg:y="55.25mm">
            <draw:object draw:notify-on-update-of-ranges="Sheet1.B1:Sheet1.G1 Sheet1.A2:Sheet1.A2 Sheet1.B2:Sheet1.G2 Sheet1.A5:Sheet1.A5 Sheet1.B5:Sheet1.G5 Sheet1.A8:Sheet1.A8 Sheet1.B8:Sheet1.G8 Sheet1.A3:Sheet1.A3 Sheet1.B3:Sheet1.G3 Sheet1.A6:Sheet1.A6 Sheet1.B6:Sheet1.G6 Sheet1.A9:Sheet1.A9 Sheet1.B9:Sheet1.G9 Sheet1.A4:Sheet1.A4 Sheet1.B4:Sheet1.G4 Sheet1.A7:Sheet1.A7 Sheet1.B7:Sheet1.G7 Sheet1.A10:Sheet1.A10 Sheet1.B10:Sheet1.G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string" calcext:value-type="string">
            <text:p>QUICK ORDERED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6272" calcext:value-type="float">
            <text:p>0.006272</text:p>
          </table:table-cell>
          <table:table-cell office:value-type="float" office:value="0.068931" calcext:value-type="float">
            <text:p>0.068931</text:p>
          </table:table-cell>
          <table:table-cell office:value-type="float" office:value="0.773732" calcext:value-type="float">
            <text:p>0.773732</text:p>
          </table:table-cell>
        </table:table-row>
        <table:table-row table:style-name="ro1">
          <table:table-cell office:value-type="string" calcext:value-type="string">
            <text:p>QUICK REVERSE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000584" calcext:value-type="float">
            <text:p>0.000584</text:p>
          </table:table-cell>
          <table:table-cell office:value-type="float" office:value="0.006048" calcext:value-type="float">
            <text:p>0.006048</text:p>
          </table:table-cell>
          <table:table-cell office:value-type="float" office:value="0.067543" calcext:value-type="float">
            <text:p>0.067543</text:p>
          </table:table-cell>
          <table:table-cell office:value-type="float" office:value="0.791488" calcext:value-type="float">
            <text:p>0.791488</text:p>
          </table:table-cell>
        </table:table-row>
        <table:table-row table:style-name="ro1">
          <table:table-cell office:value-type="string" calcext:value-type="string">
            <text:p>QUICK RANDOM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000497" calcext:value-type="float">
            <text:p>0.000497</text:p>
          </table:table-cell>
          <table:table-cell office:value-type="float" office:value="0.006434" calcext:value-type="float">
            <text:p>0.006434</text:p>
          </table:table-cell>
          <table:table-cell office:value-type="float" office:value="0.066935" calcext:value-type="float">
            <text:p>0.066935</text:p>
          </table:table-cell>
          <table:table-cell office:value-type="float" office:value="0.779926" calcext:value-type="float">
            <text:p>0.779926</text:p>
          </table:table-cell>
        </table:table-row>
        <table:table-row table:style-name="ro1">
          <table:table-cell office:value-type="string" calcext:value-type="string">
            <text:p>MERGE ORDERED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.002269" calcext:value-type="float">
            <text:p>0.002269</text:p>
          </table:table-cell>
          <table:table-cell office:value-type="float" office:value="0.025648" calcext:value-type="float">
            <text:p>0.025648</text:p>
          </table:table-cell>
          <table:table-cell office:value-type="float" office:value="0.281761" calcext:value-type="float">
            <text:p>0.281761</text:p>
          </table:table-cell>
          <table:table-cell office:value-type="float" office:value="3.17955" calcext:value-type="float">
            <text:p>3.17955</text:p>
          </table:table-cell>
        </table:table-row>
        <table:table-row table:style-name="ro1">
          <table:table-cell office:value-type="string" calcext:value-type="string">
            <text:p>MERGE REVERSE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002575" calcext:value-type="float">
            <text:p>0.002575</text:p>
          </table:table-cell>
          <table:table-cell office:value-type="float" office:value="0.028354" calcext:value-type="float">
            <text:p>0.028354</text:p>
          </table:table-cell>
          <table:table-cell office:value-type="float" office:value="0.303895" calcext:value-type="float">
            <text:p>0.303895</text:p>
          </table:table-cell>
          <table:table-cell office:value-type="float" office:value="3.45277" calcext:value-type="float">
            <text:p>3.45277</text:p>
          </table:table-cell>
        </table:table-row>
        <table:table-row table:style-name="ro1">
          <table:table-cell office:value-type="string" calcext:value-type="string">
            <text:p>MERGE RANDOM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002315" calcext:value-type="float">
            <text:p>0.002315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275527" calcext:value-type="float">
            <text:p>0.275527</text:p>
          </table:table-cell>
          <table:table-cell office:value-type="float" office:value="3.12653" calcext:value-type="float">
            <text:p>3.12653</text:p>
          </table:table-cell>
        </table:table-row>
        <table:table-row table:style-name="ro1">
          <table:table-cell office:value-type="string" calcext:value-type="string">
            <text:p>HEAP ORDERED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003113" calcext:value-type="float">
            <text:p>0.003113</text:p>
          </table:table-cell>
          <table:table-cell office:value-type="float" office:value="0.037656" calcext:value-type="float">
            <text:p>0.037656</text:p>
          </table:table-cell>
          <table:table-cell office:value-type="float" office:value="0.462565" calcext:value-type="float">
            <text:p>0.462565</text:p>
          </table:table-cell>
          <table:table-cell office:value-type="float" office:value="5.47848" calcext:value-type="float">
            <text:p>5.47848</text:p>
          </table:table-cell>
        </table:table-row>
        <table:table-row table:style-name="ro1">
          <table:table-cell office:value-type="string" calcext:value-type="string">
            <text:p>HEAP REVERSE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2894" calcext:value-type="float">
            <text:p>0.002894</text:p>
          </table:table-cell>
          <table:table-cell office:value-type="float" office:value="0.036576" calcext:value-type="float">
            <text:p>0.036576</text:p>
          </table:table-cell>
          <table:table-cell office:value-type="float" office:value="0.441169" calcext:value-type="float">
            <text:p>0.441169</text:p>
          </table:table-cell>
          <table:table-cell office:value-type="float" office:value="5.27604" calcext:value-type="float">
            <text:p>5.27604</text:p>
          </table:table-cell>
        </table:table-row>
        <table:table-row table:style-name="ro1">
          <table:table-cell office:value-type="string" calcext:value-type="string">
            <text:p>HEAP RANDOM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.003109" calcext:value-type="float">
            <text:p>0.003109</text:p>
          </table:table-cell>
          <table:table-cell office:value-type="float" office:value="0.038352" calcext:value-type="float">
            <text:p>0.038352</text:p>
          </table:table-cell>
          <table:table-cell office:value-type="float" office:value="0.467752" calcext:value-type="float">
            <text:p>0.467752</text:p>
          </table:table-cell>
          <table:table-cell office:value-type="float" office:value="5.49678" calcext:value-type="float">
            <text:p>5.496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00/00/0000</text:date>, <text:time style:data-style-name="N2" text:time-value="20:58:49.0157748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5-21T20:59:28.407865069</dc:date>
    <dc:creator>Caleb Reister</dc:creator>
    <meta:editing-duration>PT7M10S</meta:editing-duration>
    <meta:editing-cycles>7</meta:editing-cycles>
    <meta:document-statistic meta:table-count="1" meta:cell-count="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deep="true" chart:include-hidden-cells="false" chart:auto-position="true" chart:auto-size="true" chart:treat-empty-cells="leave-gap" chart:series-source="rows"/>
    </style:style>
    <style:style style:name="ch3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fill-color="#579d1c"/>
      <style:text-properties fo:font-size="10pt" style:font-size-asian="10pt" style:font-size-complex="10pt"/>
    </style:style>
    <style:style style:name="ch8" style:family="chart" style:data-style-name="N0">
      <style:graphic-properties draw:fill-color="#ff420e"/>
      <style:text-properties fo:font-size="10pt" style:font-size-asian="10pt" style:font-size-complex="10pt"/>
    </style:style>
    <style:style style:name="ch9" style:family="chart" style:data-style-name="N0">
      <style:graphic-properties draw:fill-color="#0066cc"/>
      <style:text-properties fo:font-size="10pt" style:font-size-asian="10pt" style:font-size-complex="10pt"/>
    </style:style>
    <style:style style:name="ch10" style:family="chart">
      <style:graphic-properties draw:stroke="solid" svg:stroke-color="#e6e6e6" draw:fill="none" draw:fill-color="#e6e6e6"/>
    </style:style>
    <style:style style:name="ch11" style:family="chart">
      <style:graphic-properties svg:stroke-color="#b3b3b3" draw:fill-color="#ffffff" draw:opacity="50%" draw:opacity-name=""/>
    </style:style>
  </office:automatic-styles>
  <office:body>
    <office:chart>
      <chart:chart svg:width="24.813cm" svg:height="14.265cm" xlink:href=".." xlink:type="simple" chart:class="chart:bar" chart:row-mapping="0 3 6 1 4 7 2 5 8" chart:style-name="ch1">
        <chart:plot-area chart:style-name="ch2" table:cell-range-address="Sheet1.B1:Sheet1.G4 Sheet1.A1:Sheet1.A4 Sheet1.A5:Sheet1.G10" chart:data-source-has-labels="both" svg:x="0.946cm" svg:y="0.99cm" svg:width="22.875cm" svg:height="12.57cm" dr3d:transform="matrix (0.428552350676179 0.133642504448026 -0.893578515707926 0.0878673659098441 0.978147784035102 0.188430991599804 0.899234234634106 -0.159268934799223 0.40744471731749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946cm" svg:y="1.275cm" svg:width="20.87cm" svg:height="11.747cm"/>
          <dr3d:light dr3d:diffuse-color="#808080" dr3d:direction="(0 0 1)" dr3d:enabled="false" dr3d:specular="true"/>
          <dr3d:light dr3d:diffuse-color="#808080" dr3d:direction="(0.642787609686539 -0.28696529924199 0.710264039540523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Sheet1.B1:Sheet1.G1"/>
            <chart:grid chart:style-name="ch4" chart:class="major"/>
            <chart:grid chart:style-name="ch4" chart:class="minor"/>
          </chart:axis>
          <chart:axis chart:dimension="y" chart:name="primary-y" chart:style-name="ch5">
            <chart:grid chart:style-name="ch4" chart:class="major"/>
          </chart:axis>
          <chart:axis chart:dimension="z" chart:name="primary-z" chart:style-name="ch6"/>
          <chart:series chart:style-name="ch7" chart:values-cell-range-address="Sheet1.B2:Sheet1.G2" chart:label-cell-address="Sheet1.A2:Sheet1.A2" chart:class="chart:bar">
            <chart:data-point chart:repeated="6"/>
          </chart:series>
          <chart:series chart:style-name="ch8" chart:values-cell-range-address="Sheet1.B5:Sheet1.G5" chart:label-cell-address="Sheet1.A5:Sheet1.A5" chart:class="chart:bar">
            <chart:data-point chart:repeated="6"/>
          </chart:series>
          <chart:series chart:style-name="ch9" chart:values-cell-range-address="Sheet1.B8:Sheet1.G8" chart:label-cell-address="Sheet1.A8:Sheet1.A8" chart:class="chart:bar">
            <chart:data-point chart:repeated="6"/>
          </chart:series>
          <chart:series chart:style-name="ch7" chart:values-cell-range-address="Sheet1.B3:Sheet1.G3" chart:label-cell-address="Sheet1.A3:Sheet1.A3" chart:class="chart:bar">
            <chart:data-point chart:repeated="6"/>
          </chart:series>
          <chart:series chart:style-name="ch8" chart:values-cell-range-address="Sheet1.B6:Sheet1.G6" chart:label-cell-address="Sheet1.A6:Sheet1.A6" chart:class="chart:bar">
            <chart:data-point chart:repeated="6"/>
          </chart:series>
          <chart:series chart:style-name="ch9" chart:values-cell-range-address="Sheet1.B9:Sheet1.G9" chart:label-cell-address="Sheet1.A9:Sheet1.A9" chart:class="chart:bar">
            <chart:data-point chart:repeated="6"/>
          </chart:series>
          <chart:series chart:style-name="ch7" chart:values-cell-range-address="Sheet1.B4:Sheet1.G4" chart:label-cell-address="Sheet1.A4:Sheet1.A4" chart:class="chart:bar">
            <chart:data-point chart:repeated="6"/>
          </chart:series>
          <chart:series chart:style-name="ch8" chart:values-cell-range-address="Sheet1.B7:Sheet1.G7" chart:label-cell-address="Sheet1.A7:Sheet1.A7" chart:class="chart:bar">
            <chart:data-point chart:repeated="6"/>
          </chart:series>
          <chart:series chart:style-name="ch9" chart:values-cell-range-address="Sheet1.B10:Sheet1.G10" chart:label-cell-address="Sheet1.A10:Sheet1.A1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B1:Sheet1.G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QUICK ORDERED</text:p>
                <draw:g>
                  <svg:desc>Sheet1.A2:Sheet1.A2</svg:desc>
                </draw:g>
              </table:table-cell>
              <table:table-cell office:value-type="float" office:value="0.000005">
                <text:p>0.000005</text:p>
                <draw:g>
                  <svg:desc>Sheet1.B2:Sheet1.G2</svg:desc>
                </draw:g>
              </table:table-cell>
              <table:table-cell office:value-type="float" office:value="0.000041">
                <text:p>0.000041</text:p>
              </table:table-cell>
              <table:table-cell office:value-type="float" office:value="0.0005">
                <text:p>0.0005</text:p>
              </table:table-cell>
              <table:table-cell office:value-type="float" office:value="0.006272">
                <text:p>0.006272</text:p>
              </table:table-cell>
              <table:table-cell office:value-type="float" office:value="0.068931">
                <text:p>0.068931</text:p>
              </table:table-cell>
              <table:table-cell office:value-type="float" office:value="0.773732">
                <text:p>0.773732</text:p>
              </table:table-cell>
            </table:table-row>
            <table:table-row>
              <table:table-cell office:value-type="string">
                <text:p>MERGE ORDERED</text:p>
                <draw:g>
                  <svg:desc>Sheet1.A5:Sheet1.A5</svg:desc>
                </draw:g>
              </table:table-cell>
              <table:table-cell office:value-type="float" office:value="0.000021">
                <text:p>0.000021</text:p>
                <draw:g>
                  <svg:desc>Sheet1.B5:Sheet1.G5</svg:desc>
                </draw:g>
              </table:table-cell>
              <table:table-cell office:value-type="float" office:value="0.000202">
                <text:p>0.000202</text:p>
              </table:table-cell>
              <table:table-cell office:value-type="float" office:value="0.002269">
                <text:p>0.002269</text:p>
              </table:table-cell>
              <table:table-cell office:value-type="float" office:value="0.025648">
                <text:p>0.025648</text:p>
              </table:table-cell>
              <table:table-cell office:value-type="float" office:value="0.281761">
                <text:p>0.281761</text:p>
              </table:table-cell>
              <table:table-cell office:value-type="float" office:value="3.17955">
                <text:p>3.17955</text:p>
              </table:table-cell>
            </table:table-row>
            <table:table-row>
              <table:table-cell office:value-type="string">
                <text:p>HEAP ORDERED</text:p>
                <draw:g>
                  <svg:desc>Sheet1.A8:Sheet1.A8</svg:desc>
                </draw:g>
              </table:table-cell>
              <table:table-cell office:value-type="float" office:value="0.000019">
                <text:p>0.000019</text:p>
                <draw:g>
                  <svg:desc>Sheet1.B8:Sheet1.G8</svg:desc>
                </draw:g>
              </table:table-cell>
              <table:table-cell office:value-type="float" office:value="0.00024">
                <text:p>0.00024</text:p>
              </table:table-cell>
              <table:table-cell office:value-type="float" office:value="0.003113">
                <text:p>0.003113</text:p>
              </table:table-cell>
              <table:table-cell office:value-type="float" office:value="0.037656">
                <text:p>0.037656</text:p>
              </table:table-cell>
              <table:table-cell office:value-type="float" office:value="0.462565">
                <text:p>0.462565</text:p>
              </table:table-cell>
              <table:table-cell office:value-type="float" office:value="5.47848">
                <text:p>5.47848</text:p>
              </table:table-cell>
            </table:table-row>
            <table:table-row>
              <table:table-cell office:value-type="string">
                <text:p>QUICK REVERSE</text:p>
                <draw:g>
                  <svg:desc>Sheet1.A3:Sheet1.A3</svg:desc>
                </draw:g>
              </table:table-cell>
              <table:table-cell office:value-type="float" office:value="0.000012">
                <text:p>0.000012</text:p>
                <draw:g>
                  <svg:desc>Sheet1.B3:Sheet1.G3</svg:desc>
                </draw:g>
              </table:table-cell>
              <table:table-cell office:value-type="float" office:value="0.000041">
                <text:p>0.000041</text:p>
              </table:table-cell>
              <table:table-cell office:value-type="float" office:value="0.000584">
                <text:p>0.000584</text:p>
              </table:table-cell>
              <table:table-cell office:value-type="float" office:value="0.006048">
                <text:p>0.006048</text:p>
              </table:table-cell>
              <table:table-cell office:value-type="float" office:value="0.067543">
                <text:p>0.067543</text:p>
              </table:table-cell>
              <table:table-cell office:value-type="float" office:value="0.791488">
                <text:p>0.791488</text:p>
              </table:table-cell>
            </table:table-row>
            <table:table-row>
              <table:table-cell office:value-type="string">
                <text:p>MERGE REVERSE</text:p>
                <draw:g>
                  <svg:desc>Sheet1.A6:Sheet1.A6</svg:desc>
                </draw:g>
              </table:table-cell>
              <table:table-cell office:value-type="float" office:value="0.00003">
                <text:p>0.00003</text:p>
                <draw:g>
                  <svg:desc>Sheet1.B6:Sheet1.G6</svg:desc>
                </draw:g>
              </table:table-cell>
              <table:table-cell office:value-type="float" office:value="0.000226">
                <text:p>0.000226</text:p>
              </table:table-cell>
              <table:table-cell office:value-type="float" office:value="0.002575">
                <text:p>0.002575</text:p>
              </table:table-cell>
              <table:table-cell office:value-type="float" office:value="0.028354">
                <text:p>0.028354</text:p>
              </table:table-cell>
              <table:table-cell office:value-type="float" office:value="0.303895">
                <text:p>0.303895</text:p>
              </table:table-cell>
              <table:table-cell office:value-type="float" office:value="3.45277">
                <text:p>3.45277</text:p>
              </table:table-cell>
            </table:table-row>
            <table:table-row>
              <table:table-cell office:value-type="string">
                <text:p>HEAP REVERSE</text:p>
                <draw:g>
                  <svg:desc>Sheet1.A9:Sheet1.A9</svg:desc>
                </draw:g>
              </table:table-cell>
              <table:table-cell office:value-type="float" office:value="0.000023">
                <text:p>0.000023</text:p>
                <draw:g>
                  <svg:desc>Sheet1.B9:Sheet1.G9</svg:desc>
                </draw:g>
              </table:table-cell>
              <table:table-cell office:value-type="float" office:value="0.000228">
                <text:p>0.000228</text:p>
              </table:table-cell>
              <table:table-cell office:value-type="float" office:value="0.002894">
                <text:p>0.002894</text:p>
              </table:table-cell>
              <table:table-cell office:value-type="float" office:value="0.036576">
                <text:p>0.036576</text:p>
              </table:table-cell>
              <table:table-cell office:value-type="float" office:value="0.441169">
                <text:p>0.441169</text:p>
              </table:table-cell>
              <table:table-cell office:value-type="float" office:value="5.27604">
                <text:p>5.27604</text:p>
              </table:table-cell>
            </table:table-row>
            <table:table-row>
              <table:table-cell office:value-type="string">
                <text:p>QUICK RANDOM</text:p>
                <draw:g>
                  <svg:desc>Sheet1.A4:Sheet1.A4</svg:desc>
                </draw:g>
              </table:table-cell>
              <table:table-cell office:value-type="float" office:value="0.000012">
                <text:p>0.000012</text:p>
                <draw:g>
                  <svg:desc>Sheet1.B4:Sheet1.G4</svg:desc>
                </draw:g>
              </table:table-cell>
              <table:table-cell office:value-type="float" office:value="0.000041">
                <text:p>0.000041</text:p>
              </table:table-cell>
              <table:table-cell office:value-type="float" office:value="0.000497">
                <text:p>0.000497</text:p>
              </table:table-cell>
              <table:table-cell office:value-type="float" office:value="0.006434">
                <text:p>0.006434</text:p>
              </table:table-cell>
              <table:table-cell office:value-type="float" office:value="0.066935">
                <text:p>0.066935</text:p>
              </table:table-cell>
              <table:table-cell office:value-type="float" office:value="0.779926">
                <text:p>0.779926</text:p>
              </table:table-cell>
            </table:table-row>
            <table:table-row>
              <table:table-cell office:value-type="string">
                <text:p>MERGE RANDOM</text:p>
                <draw:g>
                  <svg:desc>Sheet1.A7:Sheet1.A7</svg:desc>
                </draw:g>
              </table:table-cell>
              <table:table-cell office:value-type="float" office:value="0.00002">
                <text:p>0.00002</text:p>
                <draw:g>
                  <svg:desc>Sheet1.B7:Sheet1.G7</svg:desc>
                </draw:g>
              </table:table-cell>
              <table:table-cell office:value-type="float" office:value="0.000221">
                <text:p>0.000221</text:p>
              </table:table-cell>
              <table:table-cell office:value-type="float" office:value="0.002315">
                <text:p>0.002315</text:p>
              </table:table-cell>
              <table:table-cell office:value-type="float" office:value="0.0252">
                <text:p>0.0252</text:p>
              </table:table-cell>
              <table:table-cell office:value-type="float" office:value="0.275527">
                <text:p>0.275527</text:p>
              </table:table-cell>
              <table:table-cell office:value-type="float" office:value="3.12653">
                <text:p>3.12653</text:p>
              </table:table-cell>
            </table:table-row>
            <table:table-row>
              <table:table-cell office:value-type="string">
                <text:p>HEAP RANDOM</text:p>
                <draw:g>
                  <svg:desc>Sheet1.A10:Sheet1.A10</svg:desc>
                </draw:g>
              </table:table-cell>
              <table:table-cell office:value-type="float" office:value="0.000025">
                <text:p>0.000025</text:p>
                <draw:g>
                  <svg:desc>Sheet1.B10:Sheet1.G10</svg:desc>
                </draw:g>
              </table:table-cell>
              <table:table-cell office:value-type="float" office:value="0.000241">
                <text:p>0.000241</text:p>
              </table:table-cell>
              <table:table-cell office:value-type="float" office:value="0.003109">
                <text:p>0.003109</text:p>
              </table:table-cell>
              <table:table-cell office:value-type="float" office:value="0.038352">
                <text:p>0.038352</text:p>
              </table:table-cell>
              <table:table-cell office:value-type="float" office:value="0.467752">
                <text:p>0.467752</text:p>
              </table:table-cell>
              <table:table-cell office:value-type="float" office:value="5.49678">
                <text:p>5.496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